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a3fb" officeooo:paragraph-rsid="001aa3fb"/>
    </style:style>
    <style:style style:name="T1" style:family="text">
      <style:text-properties officeooo:rsid="001b48c5"/>
    </style:style>
    <style:style style:name="T2" style:family="text">
      <style:text-properties officeooo:rsid="001f044d"/>
    </style:style>
    <style:style style:name="T3" style:family="text">
      <style:text-properties officeooo:rsid="001f87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Y GROW UP SO FAST</text:p>
      <text:p text:style-name="Text_20_body"/>
      <text:p text:style-name="P1">I remember w<text:span text:style-name="T1">hen Saturday was </text:span><text:s/>for hang overs and reading. Now its off to the park,play ground,at the first sign of a bit of sun shine. I am so tired, so not up for this. The youngest has hardly slept for an hour on week. So naturally neither have I. Its not like their father would do it. I could happily fall asleep on this bench but you have got to keep them on sight all of the time. You never know what might happen if you take your eyes off of them. Its a dangerous world….</text:p>
      <text:p text:style-name="P1"/>
      <text:p text:style-name="P1">Oh God,that old woman is heading my way. Please don’t sit down beside me,please!please!please!…… <text:span text:style-name="T3">yeah!</text:span>there she goes right next to me <text:span text:style-name="T3">now she is going to talk. </text:span>I Know she is going to talk. I do not have energy for that. They are lovely when they are that age,she b<text:span text:style-name="T1">eams </text:span>at me. “But they grow up so fast,”she informs me in a seriously annoying old lady know it all voice. “you should treasure this moment”. I am not going to h<text:span text:style-name="T2">it </text:span>her,she means well. And <text:s/>really, I simply don’t have the streng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8:19:17.888800222</meta:creation-date>
    <dc:date>2020-02-24T16:06:28.462767185</dc:date>
    <meta:editing-duration>PT23M8S</meta:editing-duration>
    <meta:editing-cycles>4</meta:editing-cycles>
    <meta:generator>LibreOffice/6.0.7.3$Linux_X86_64 LibreOffice_project/00m0$Build-3</meta:generator>
    <meta:document-statistic meta:table-count="0" meta:image-count="0" meta:object-count="0" meta:page-count="1" meta:paragraph-count="3" meta:word-count="194" meta:character-count="991" meta:non-whitespace-character-count="798"/>
  </office:meta>
</office:document-meta>
</file>